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ndara" svg:font-family="Candara" style:font-family-generic="roman" style:font-pitch="variable"/>
    <style:font-face style:name="Minion Pro Cond" svg:font-family="'Minion Pro Cond'" style:font-family-generic="roman" style:font-pitch="variable"/>
    <style:font-face style:name="MyriadPro-Cond" svg:font-family="MyriadPro-Cond" style:font-family-generic="roman" style:font-pitch="variable"/>
    <style:font-face style:name="MyriadPro-CondIt" svg:font-family="MyriadPro-CondIt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ndara1" svg:font-family="Candara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Minion Pro Cond1" svg:font-family="'Minion Pro Cond'" style:font-family-generic="system" style:font-pitch="variable"/>
    <style:font-face style:name="MyriadPro-Cond1" svg:font-family="MyriadPro-Cond" style:font-family-generic="system" style:font-pitch="variable"/>
    <style:font-face style:name="MyriadPro-CondIt1" svg:font-family="MyriadPro-CondIt" style:font-family-generic="system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COBJ" style:list-style-name="WWNum2">
      <style:paragraph-properties fo:margin-top="0in" fo:margin-bottom="0.139in" loext:contextual-spacing="false" fo:line-height="115%"/>
    </style:style>
    <style:style style:name="P2" style:family="paragraph" style:parent-style-name="COBJ" style:list-style-name="WWNum2">
      <style:paragraph-properties fo:margin-top="0in" fo:margin-bottom="0.139in" loext:contextual-spacing="false" style:line-height-at-least="0.1528in"/>
    </style:style>
    <style:style style:name="P3" style:family="paragraph" style:parent-style-name="COBJL">
      <style:paragraph-properties style:line-height-at-least="0.1528in"/>
    </style:style>
    <style:style style:name="P4" style:family="paragraph" style:parent-style-name="OBJT">
      <style:paragraph-properties fo:margin-top="0in" fo:margin-bottom="0.139in" loext:contextual-spacing="false" fo:line-height="115%" fo:padding="0in" fo:border="none"/>
    </style:style>
    <style:style style:name="P5" style:family="paragraph" style:parent-style-name="OBJT" style:master-page-name="Standard">
      <style:paragraph-properties fo:margin-top="0.1665in" fo:margin-bottom="0.0835in" loext:contextual-spacing="false" fo:line-height="115%" style:page-number="auto" fo:padding="0in" fo:border="none"/>
    </style:style>
    <style:style style:name="T1" style:family="text">
      <style:text-properties fo:color="#00000a" style:font-name="Times New Roman" fo:font-size="12pt" style:font-size-asian="12pt"/>
    </style:style>
    <style:style style:name="T2" style:family="text">
      <style:text-properties fo:color="#00000a"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-Roman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6" style:family="text">
      <style:text-properties style:font-name="Times New Roman" fo:font-size="10pt" style:font-name-asian="ＭＳ 明朝" style:font-size-asian="10pt" style:font-name-complex="Times New Roman1" style:font-size-complex="10pt"/>
    </style:style>
    <style:style style:name="T7" style:family="text">
      <style:text-properties style:font-name="Times New Roman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hapter 1</text:span></text:p>
      <text:p text:style-name="P4"><text:span text:style-name="T1">Software Engineering Principles</text:span></text:p>
      <text:p text:style-name="P3"><text:bookmark text:name="_GoBack"/><text:span text:style-name="T2">After studying this chapter, you should be able to</text:span></text:p>
      <text:list xml:id="list3925985909768688953" text:style-name="WWNum2">
        <text:list-item>
          <text:p text:style-name="P2"><text:span text:style-name="T3">Describe the general activities in the software life cycle</text:span></text:p>
        </text:list-item>
        <text:list-item>
          <text:p text:style-name="P2"><text:span text:style-name="T3">Describe the goals for “quality” software</text:span></text:p>
        </text:list-item>
        <text:list-item>
          <text:p text:style-name="P2"><text:span text:style-name="T3">Explain the following terms: software requirements, software specifications, algorithm, information hiding, abstraction, stepwise refinement</text:span></text:p>
        </text:list-item>
        <text:list-item>
          <text:p text:style-name="P2"><text:span text:style-name="T3">Explain and apply the fundamental ideas of top-down design</text:span></text:p>
        </text:list-item>
        <text:list-item>
          <text:p text:style-name="P2"><text:span text:style-name="T3">Explain and apply the fundamental ideas of object-oriented design</text:span></text:p>
        </text:list-item>
        <text:list-item>
          <text:p text:style-name="P2"><text:span text:style-name="T3">Explain how CRC cards and UML diagrams can be used in software design</text:span></text:p>
        </text:list-item>
        <text:list-item>
          <text:p text:style-name="P2"><text:span text:style-name="T3">Identify several sources of program errors</text:span></text:p>
        </text:list-item>
        <text:list-item>
          <text:p text:style-name="P2"><text:span text:style-name="T3">Describe strategies to avoid software errors</text:span></text:p>
        </text:list-item>
        <text:list-item>
          <text:p text:style-name="P2"><text:span text:style-name="T3">Specify the preconditions and postconditions of a program segment or function</text:span></text:p>
        </text:list-item>
        <text:list-item>
          <text:p text:style-name="P2"><text:span text:style-name="T3">Show how deskchecking, code walk-throughs, and design and code inspections can improve software quality and reduce the software development effort</text:span></text:p>
        </text:list-item>
        <text:list-item>
          <text:p text:style-name="P2"><text:span text:style-name="T3">Explain the following terms: acceptance tests, regression testing, verification, validation, functional domain, black-box testing, white-box testing</text:span></text:p>
        </text:list-item>
        <text:list-item>
          <text:p text:style-name="P2"><text:span text:style-name="T3">State several testing goals and indicate when each would be appropriate</text:span></text:p>
        </text:list-item>
        <text:list-item>
          <text:p text:style-name="P2"><text:span text:style-name="T3">Describe several integration-testing strategies and indicate when each would be appropriate</text:span></text:p>
        </text:list-item>
        <text:list-item>
          <text:p text:style-name="P2"><text:span text:style-name="T3">Explain how program verification techniques can be applied throughout the software development process</text:span></text:p>
        </text:list-item>
        <text:list-item>
          <text:p text:style-name="P1"><text:span text:style-name="T3">Create a C++ test driver program to test a simple clas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ndara" svg:font-family="Candara" style:font-family-generic="roman" style:font-pitch="variable"/>
    <style:font-face style:name="Minion Pro Cond" svg:font-family="'Minion Pro Cond'" style:font-family-generic="roman" style:font-pitch="variable"/>
    <style:font-face style:name="MyriadPro-Cond" svg:font-family="MyriadPro-Cond" style:font-family-generic="roman" style:font-pitch="variable"/>
    <style:font-face style:name="MyriadPro-CondIt" svg:font-family="MyriadPro-CondIt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ndara1" svg:font-family="Candara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Minion Pro Cond1" svg:font-family="'Minion Pro Cond'" style:font-family-generic="system" style:font-pitch="variable"/>
    <style:font-face style:name="MyriadPro-Cond1" svg:font-family="MyriadPro-Cond" style:font-family-generic="system" style:font-pitch="variable"/>
    <style:font-face style:name="MyriadPro-CondIt1" svg:font-family="MyriadPro-CondIt" style:font-family-generic="system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835in" loext:contextual-spacing="false" fo:keep-together="always" fo:keep-with-next="always"/>
      <style:text-properties style:font-name="Cambria" fo:font-family="Cambria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ullet_5f_List" style:display-name="Bullet_List" style:family="paragraph" style:parent-style-name="List_20_Paragraph" style:default-outline-level="">
      <style:paragraph-properties fo:margin-top="0in" fo:margin-bottom="0in" loext:contextual-spacing="true" fo:line-height="15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in" style:type="center"/>
          <style:tab-stop style:position="6in" style:type="right"/>
        </style:tab-stops>
      </style:paragraph-properties>
    </style:style>
    <style:style style:name="OBJT" style:family="paragraph" style:parent-style-name="Standard" style:default-outline-level="">
      <style:paragraph-properties fo:margin-top="0.1874in" fo:margin-bottom="0.1252in" loext:contextual-spacing="false" style:line-height-at-least="0.1807in" fo:keep-together="always" fo:orphans="0" fo:widows="0" fo:hyphenation-ladder-count="no-limit" fo:padding-left="0in" fo:padding-right="0in" fo:padding-top="0in" fo:padding-bottom="0.0835in" fo:border-left="none" fo:border-right="none" fo:border-top="none" fo:border-bottom="0.51pt solid #000001" fo:keep-with-next="always" style:vertical-align="middle"/>
      <style:text-properties fo:color="#000000" style:font-name="Minion Pro Cond" fo:font-family="'Minion Pro Cond'" style:font-family-generic="roman" style:font-pitch="variable" fo:font-size="13pt" fo:font-weight="bold" style:font-name-asian="ＭＳ 明朝" style:font-family-asian="'ＭＳ 明朝'" style:font-family-generic-asian="system" style:font-pitch-asian="variable" style:font-size-asian="13pt" style:font-weight-asian="bold" style:font-name-complex="Minion Pro Cond1" style:font-family-complex="'Minion Pro Cond'" style:font-family-generic-complex="system" style:font-pitch-complex="variable" style:font-size-complex="13pt" style:font-weight-complex="bold" fo:hyphenate="false" fo:hyphenation-remain-char-count="2" fo:hyphenation-push-char-count="2"/>
    </style:style>
    <style:style style:name="COBJH" style:family="paragraph" style:parent-style-name="Standard" style:default-outline-level="">
      <style:paragraph-properties fo:margin-top="0.0626in" fo:margin-bottom="0.0626in" loext:contextual-spacing="false" fo:line-height="120%" fo:orphans="0" fo:widows="0" fo:hyphenation-ladder-count="no-limit" style:vertical-align="middle"/>
      <style:text-properties fo:color="#00ffff" style:font-name="Candara" fo:font-family="Candara" style:font-family-generic="roman" style:font-pitch="variable" fo:font-size="14pt" fo:font-weight="bold" style:font-name-asian="ＭＳ 明朝" style:font-family-asian="'ＭＳ 明朝'" style:font-family-generic-asian="system" style:font-pitch-asian="variable" style:font-size-asian="14pt" style:font-weight-asian="bold" style:font-name-complex="Candara1" style:font-family-complex="Candara" style:font-family-generic-complex="system" style:font-pitch-complex="variable" style:font-size-complex="14pt" style:font-weight-complex="bold" fo:hyphenate="false" fo:hyphenation-remain-char-count="2" fo:hyphenation-push-char-count="2"/>
    </style:style>
    <style:style style:name="COBJL" style:family="paragraph" style:parent-style-name="Standard" style:default-outline-level="">
      <style:paragraph-properties fo:margin-top="0in" fo:margin-bottom="0in" loext:contextual-spacing="false" style:line-height-at-least="0.1736in" fo:text-align="justify" style:justify-single-word="false" fo:orphans="0" fo:widows="0" fo:hyphenation-ladder-count="no-limit" style:vertical-align="middle"/>
      <style:text-properties fo:color="#000000" style:font-name="MyriadPro-CondIt" fo:font-family="MyriadPro-CondIt" style:font-family-generic="roman" style:font-pitch="variable" fo:font-size="10pt" fo:font-style="italic" style:font-name-asian="ＭＳ 明朝" style:font-family-asian="'ＭＳ 明朝'" style:font-family-generic-asian="system" style:font-pitch-asian="variable" style:font-size-asian="10pt" style:font-style-asian="italic" style:font-name-complex="MyriadPro-CondIt1" style:font-family-complex="MyriadPro-CondIt" style:font-family-generic-complex="system" style:font-pitch-complex="variable" style:font-size-complex="10pt" style:font-style-complex="italic" fo:hyphenate="false" fo:hyphenation-remain-char-count="2" fo:hyphenation-push-char-count="2"/>
    </style:style>
    <style:style style:name="COBJ" style:family="paragraph" style:parent-style-name="Standard" style:default-outline-level="">
      <style:paragraph-properties fo:margin-left="0.1252in" fo:margin-right="0in" fo:margin-top="0.0126in" fo:margin-bottom="0in" loext:contextual-spacing="false" style:line-height-at-least="0.1665in" fo:orphans="0" fo:widows="0" fo:text-indent="-0.1252in" style:auto-text-indent="false" style:vertical-align="middle"/>
      <style:text-properties fo:color="#000000" style:font-name="MyriadPro-Cond" fo:font-family="MyriadPro-Cond" style:font-family-generic="roman" style:font-pitch="variable" fo:font-size="10pt" style:font-name-asian="ＭＳ 明朝" style:font-family-asian="'ＭＳ 明朝'" style:font-family-generic-asian="system" style:font-pitch-asian="variable" style:font-size-asian="10pt" style:font-name-complex="MyriadPro-Cond1" style:font-family-complex="MyriadPro-Cond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MT2" style:family="text">
      <style:text-properties style:font-name="Times New Roman" fo:font-size="12pt" style:font-size-asian="12pt" style:font-name-complex="Times New Roman1" style:font-size-complex="12pt"/>
    </style:style>
    <style:style style:name="MT3" style:family="text">
      <style:text-properties style:font-name="Times New Roman" fo:font-size="10pt" style:font-name-asian="ＭＳ 明朝" style:font-size-asian="10pt" style:font-name-complex="Times New Roman1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++ Plus Data Structures, Sixth Edition </text:span></text:p>
        <text:p text:style-name="Header"><text:span text:style-name="MT2">Nell Dale, Chip Weems, and Tim Richards </text:span></text:p>
        <text:p text:style-name="Header"><text:span text:style-name="MT2">Learning Objectives</text:span></text:p>
      </style:header>
      <style:footer>
        <text:p text:style-name="Footer"><text:span text:style-name="MT3">Copyright © 2018 by Jones &amp; Bartlett Learning, LLC, an Ascend Learning Company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y A Bisbee</meta:initial-creator>
    <dc:creator>Julie Bolduc</dc:creator>
    <meta:editing-cycles>26</meta:editing-cycles>
    <meta:creation-date>2016-08-17T04:08:00</meta:creation-date>
    <dc:date>2016-10-04T19:16:00</dc:date>
    <meta:editing-duration>P0D</meta:editing-duration>
    <meta:generator>LibreOffice/5.2.0.4$Windows_X86_64 LibreOffice_project/066b007f5ebcc236395c7d282ba488bca6720265</meta:generator>
    <meta:document-statistic meta:table-count="0" meta:image-count="0" meta:object-count="0" meta:page-count="1" meta:paragraph-count="22" meta:word-count="222" meta:character-count="1489" meta:non-whitespace-character-count="1302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\Users\sambasivams\AppData\Local\Chemistry Add-in for Word\Chemistry Gallery\Chem4Word2010.dotx" xlink:href=""/>
  </office:meta>
</office:document-meta>
</file>